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BeanImpl.TestBean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Impl.doSome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ototypeTargetTests.testSingletonProxyWithPrototypeTarg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estInterceptor.invoke( MethodInvocation methodInv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totypeTargetTests.testPrototypeProxyWithPrototypeTarg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